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89b" officeooo:paragraph-rsid="0074989b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989b" officeooo:paragraph-rsid="007598af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598af" officeooo:paragraph-rsid="007598af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716b65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5b52" style:font-size-asian="12pt" style:font-weight-asian="bold" style:font-size-complex="12pt" style:font-weight-complex="bold"/>
    </style:style>
    <style:style style:name="T5" style:family="text">
      <style:text-properties officeooo:rsid="0019eb27"/>
    </style:style>
    <style:style style:name="T6" style:family="text">
      <style:text-properties officeooo:rsid="006c9e20"/>
    </style:style>
    <style:style style:name="T7" style:family="text">
      <style:text-properties officeooo:rsid="0074989b"/>
    </style:style>
    <style:style style:name="T8" style:family="text">
      <style:text-properties officeooo:rsid="007598a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2</text:span><text:span text:style-name="T4">0</text:span><text:span text:style-name="T3">1</text:span><text:span text:style-name="T1"> - </text:span><text:span text:style-name="T2">Cold Start</text:span></text:p>
      <text:p text:style-name="P2"/>
      <text:p text:style-name="P1"><text:span text:style-name="T5">C</text:span>old Start<text:span text:style-name="T7"> -- WIP</text:span></text:p>
      <text:list xml:id="list1570155347" text:style-name="L1">
        <text:list-item>
          <text:p text:style-name="P7">Fuel selector valve ... MAIN</text:p>
        </text:list-item>
        <text:list-item>
          <text:p text:style-name="P7">Rudder trim ... T.O. (Takeoff)</text:p>
        </text:list-item>
        <text:list-item>
          <text:p text:style-name="P7">Aileron and Elevator trim ... Neutral</text:p>
        </text:list-item>
        <text:list-item>
          <text:p text:style-name="P7">Turbo lever ... OFF</text:p>
        </text:list-item>
        <text:list-item>
          <text:p text:style-name="P7">Throttle ... Full back</text:p>
        </text:list-item>
        <text:list-item>
          <text:p text:style-name="P7">Mixture ... IDLE CUTOFF</text:p>
        </text:list-item>
        <text:list-item>
          <text:p text:style-name="P7"/>
        </text:list-item>
        <text:list-item>
          <text:p text:style-name="P7">GEN switch ... ON</text:p>
        </text:list-item>
        <text:list-item>
          <text:p text:style-name="P7">Prop SELECTOR SWITCH ... AUTO CONSTANT SPEED</text:p>
        </text:list-item>
        <text:list-item>
          <text:p text:style-name="P7">Cowl flaps ... Open</text:p>
        </text:list-item>
        <text:list-item>
          <text:p text:style-name="P7"/>
        </text:list-item>
        <text:list-item>
          <text:p text:style-name="P6"/>
        </text:list-item>
        <text:list-item>
          <text:p text:style-name="P8">--------------------------------------</text:p>
        </text:list-item>
        <text:list-item>
          <text:p text:style-name="P8">Main Fuel Selector Valve ... MAIN ON (left wall, floor) (shorter end of red handle points to selected item)</text:p>
        </text:list-item>
        <text:list-item>
          <text:p text:style-name="P6">Oil and Intercooler shutters ... NEUTRAL (left wall)</text:p>
        </text:list-item>
        <text:list-item>
          <text:p text:style-name="P6">Throttle ... 1 inch forward</text:p>
        </text:list-item>
        <text:list-item>
          <text:p text:style-name="P6">Prop <text:span text:style-name="T8">RPM lever </text:span>... <text:span text:style-name="T8">F</text:span>ull forward</text:p>
        </text:list-item>
        <text:list-item>
          <text:p text:style-name="P8">Prime engine:</text:p>
          <text:list>
            <text:list-item>
              <text:p text:style-name="P8">Primer handle is on top left instrument panel.</text:p>
            </text:list-item>
            <text:list-item>
              <text:p text:style-name="P8">Right-click to unlock.</text:p>
            </text:list-item>
            <text:list-item>
              <text:p text:style-name="P8">Left-click and hold to prime 4-6 times.</text:p>
            </text:list-item>
            <text:list-item>
              <text:p text:style-name="P8">Right-click to lock.</text:p>
            </text:list-item>
          </text:list>
        </text:list-item>
        <text:list-item>
          <text:p text:style-name="P6">BATTERY switch ... ON</text:p>
        </text:list-item>
        <text:list-item>
          <text:p text:style-name="P6">Ignition switch ... BOTH</text:p>
        </text:list-item>
        <text:list-item>
          <text:p text:style-name="P6">STARTER switch ... ENGAGE <text:span text:style-name="T8">(right-click) </text:span>momentarily, then OFF<text:span text:style-name="T8"> (release click)</text:span></text:p>
        </text:list-item>
        <text:list-item>
          <text:p text:style-name="P6">STARTER switch ... ENERGIZE <text:span text:style-name="T8">(left-click and hold) </text:span>for 15-20 seconds (until flywheel is spun up), then ENGAGE <text:span text:style-name="T8">(right-click) </text:span>and hold</text:p>
        </text:list-item>
        <text:list-item>
          <text:p text:style-name="P6">After a few revs, Mixture lever ... AUTO RICH</text:p>
        </text:list-item>
        <text:list-item>
          <text:p text:style-name="P6">Release STARTER switch</text:p>
        </text:list-item>
        <text:list-item>
          <text:p text:style-name="P6"><text:span text:style-name="T8">Set </text:span>Throttle to 900 RPM</text:p>
        </text:list-item>
        <text:list-item>
          <text:p text:style-name="P6">Monitor engine:</text:p>
          <text:list>
            <text:list-item>
              <text:p text:style-name="P6">Oil pressure must be 45-95 psi and steady (if it doesn't reach at least 25 psi during start, abort)</text:p>
            </text:list-item>
            <text:list-item>
              <text:p text:style-name="P6">Oil temperature must be at least 40 deg C</text:p>
            </text:list-item>
            <text:list-item>
              <text:p text:style-name="P6">SUCTION gauge must show 3.85-4.15 in. Hg (green zone)</text:p>
            </text:list-item>
          </text:list>
        </text:list-item>
        <text:list-item>
          <text:p text:style-name="P6">Wait until engine oil pressure is at least 25 psi and temperature is at least 40 deg C.</text:p>
        </text:list-item>
      </text:list>
      <text:p text:style-name="P3"/>
      <text:p text:style-name="P4">Follow remaining steps in <text:span text:style-name="T8">taxi and takeoff </text:span>checklist<text:span text:style-name="T8">s</text:span> on following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4T12:11:09.629000000</dc:date>
    <meta:editing-duration>PT16H59M45S</meta:editing-duration>
    <meta:editing-cycles>9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7" meta:word-count="270" meta:character-count="1463" meta:non-whitespace-character-count="1261"/>
  </office:meta>
</office:document-meta>
</file>